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124in" svg:height="4.0689in" svg:x="8.0106in" svg:y="0.4185in">
            <draw:object draw:notify-on-update-of-ranges="Sheet1.C10:Sheet1.C13 Sheet1.D10:Sheet1.D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Perimetro do pneu</text:p>
          </table:table-cell>
          <table:table-cell table:number-columns-repeated="7"/>
        </table:table-row>
        <table:table-row table:style-name="ro1">
          <table:table-cell/>
          <table:table-cell table:formula="of:=2*3.1415*0.345" office:value-type="float" office:value="2.167635" calcext:value-type="float">
            <text:p>2.167635</text:p>
          </table:table-cell>
          <table:table-cell office:value-type="float" office:value="2.28" calcext:value-type="float">
            <text:p>2.28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an(hex)</text:p>
          </table:table-cell>
          <table:table-cell table:style-name="ce1" office:value-type="string" calcext:value-type="string">
            <text:p>can(dec)</text:p>
          </table:table-cell>
          <table:table-cell table:style-name="ce1" office:value-type="string" calcext:value-type="string">
            <text:p>rpm</text:p>
          </table:table-cell>
          <table:table-cell office:value-type="string" calcext:value-type="string">
            <text:p>can(dec)/rpm</text:p>
          </table:table-cell>
          <table:table-cell table:style-name="ce1" office:value-type="string" calcext:value-type="string">
            <text:p>v(m/s)</text:p>
          </table:table-cell>
          <table:table-cell table:style-name="ce1" office:value-type="string" calcext:value-type="string">
            <text:p>km/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bd</text:p>
          </table:table-cell>
          <table:table-cell table:formula="of:=HEX2DEC([.B10])" office:value-type="float" office:value="2493" calcext:value-type="float">
            <text:p>2493</text:p>
          </table:table-cell>
          <table:table-cell office:value-type="float" office:value="285" calcext:value-type="float">
            <text:p>285</text:p>
          </table:table-cell>
          <table:table-cell table:style-name="ce3" table:formula="of:=[.C10]/[.D10]" office:value-type="float" office:value="8.74736842105263" calcext:value-type="float">
            <text:p>8.75</text:p>
          </table:table-cell>
          <table:table-cell table:formula="of:=([.D10]*[.$B$4])/60" office:value-type="float" office:value="10.29626625" calcext:value-type="float">
            <text:p>10.29626625</text:p>
          </table:table-cell>
          <table:table-cell table:formula="of:=[.F10]*3.6" office:value-type="float" office:value="37.0665585" calcext:value-type="float">
            <text:p>37.0665585</text:p>
          </table:table-cell>
          <table:table-cell table:formula="of:=[.G10]/2" office:value-type="float" office:value="18.53327925" calcext:value-type="float">
            <text:p>18.53327925</text:p>
          </table:table-cell>
          <table:table-cell table:formula="of:=([.F10]/[.C10])/2" office:value-type="float" office:value="0.00206503534897714" calcext:value-type="float">
            <text:p>0.0020650353</text:p>
          </table:table-cell>
        </table:table-row>
        <table:table-row table:style-name="ro1">
          <table:table-cell/>
          <table:table-cell table:style-name="ce2" office:value-type="string" calcext:value-type="string">
            <text:p>9e6</text:p>
          </table:table-cell>
          <table:table-cell table:formula="of:=HEX2DEC([.B11])" office:value-type="float" office:value="2534" calcext:value-type="float">
            <text:p>2534</text:p>
          </table:table-cell>
          <table:table-cell office:value-type="float" office:value="287" calcext:value-type="float">
            <text:p>287</text:p>
          </table:table-cell>
          <table:table-cell table:style-name="ce3" table:formula="of:=[.C11]/[.D11]" office:value-type="float" office:value="8.82926829268293" calcext:value-type="float">
            <text:p>8.83</text:p>
          </table:table-cell>
          <table:table-cell table:formula="of:=([.D11]*[.$B$4])/60" office:value-type="float" office:value="10.36852075" calcext:value-type="float">
            <text:p>10.36852075</text:p>
          </table:table-cell>
          <table:table-cell table:formula="of:=[.F11]*3.6" office:value-type="float" office:value="37.3266747" calcext:value-type="float">
            <text:p>37.3266747</text:p>
          </table:table-cell>
          <table:table-cell table:formula="of:=[.G11]/2" office:value-type="float" office:value="18.66333735" calcext:value-type="float">
            <text:p>18.66333735</text:p>
          </table:table-cell>
          <table:table-cell table:formula="of:=([.F11]/[.C11])/2" office:value-type="float" office:value="0.00204588017955801" calcext:value-type="float">
            <text:p>0.0020458802</text:p>
          </table:table-cell>
        </table:table-row>
        <table:table-row table:style-name="ro1">
          <table:table-cell/>
          <table:table-cell office:value-type="string" calcext:value-type="string">
            <text:p>e54</text:p>
          </table:table-cell>
          <table:table-cell table:formula="of:=HEX2DEC([.B12])" office:value-type="float" office:value="3668" calcext:value-type="float">
            <text:p>3668</text:p>
          </table:table-cell>
          <table:table-cell office:value-type="float" office:value="429" calcext:value-type="float">
            <text:p>429</text:p>
          </table:table-cell>
          <table:table-cell table:style-name="ce3" table:formula="of:=[.C12]/[.D12]" office:value-type="float" office:value="8.55011655011655" calcext:value-type="float">
            <text:p>8.55</text:p>
          </table:table-cell>
          <table:table-cell table:formula="of:=([.D12]*[.$B$4])/60" office:value-type="float" office:value="15.49859025" calcext:value-type="float">
            <text:p>15.49859025</text:p>
          </table:table-cell>
          <table:table-cell table:formula="of:=[.F12]*3.6" office:value-type="float" office:value="55.7949249" calcext:value-type="float">
            <text:p>55.7949249</text:p>
          </table:table-cell>
          <table:table-cell table:formula="of:=[.G12]/2" office:value-type="float" office:value="27.89746245" calcext:value-type="float">
            <text:p>27.89746245</text:p>
          </table:table-cell>
          <table:table-cell table:formula="of:=([.F12]/[.C12])/2" office:value-type="float" office:value="0.00211267587922574" calcext:value-type="float">
            <text:p>0.0021126759</text:p>
          </table:table-cell>
        </table:table-row>
        <table:table-row table:style-name="ro1">
          <table:table-cell/>
          <table:table-cell office:value-type="string" calcext:value-type="string">
            <text:p>126a</text:p>
          </table:table-cell>
          <table:table-cell table:formula="of:=HEX2DEC([.B13])" office:value-type="float" office:value="4714" calcext:value-type="float">
            <text:p>4714</text:p>
          </table:table-cell>
          <table:table-cell office:value-type="float" office:value="551" calcext:value-type="float">
            <text:p>551</text:p>
          </table:table-cell>
          <table:table-cell table:style-name="ce3" table:formula="of:=[.C13]/[.D13]" office:value-type="float" office:value="8.55535390199637" calcext:value-type="float">
            <text:p>8.56</text:p>
          </table:table-cell>
          <table:table-cell table:formula="of:=([.D13]*[.$B$4])/60" office:value-type="float" office:value="19.90611475" calcext:value-type="float">
            <text:p>19.90611475</text:p>
          </table:table-cell>
          <table:table-cell table:formula="of:=[.F13]*3.6" office:value-type="float" office:value="71.6620131" calcext:value-type="float">
            <text:p>71.6620131</text:p>
          </table:table-cell>
          <table:table-cell table:formula="of:=[.G13]/2" office:value-type="float" office:value="35.83100655" calcext:value-type="float">
            <text:p>35.83100655</text:p>
          </table:table-cell>
          <table:table-cell table:formula="of:=([.F13]/[.C13])/2" office:value-type="float" office:value="0.0021113825572762" calcext:value-type="float">
            <text:p>0.0021113826</text:p>
          </table:table-cell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an(hex)</text:p>
          </table:table-cell>
          <table:table-cell table:style-name="ce1" office:value-type="string" calcext:value-type="string">
            <text:p>can(dec)</text:p>
          </table:table-cell>
          <table:table-cell table:style-name="ce1" office:value-type="string" calcext:value-type="string">
            <text:p>rpm</text:p>
          </table:table-cell>
          <table:table-cell office:value-type="string" calcext:value-type="string">
            <text:p>can(dec)/rpm</text:p>
          </table:table-cell>
          <table:table-cell table:style-name="ce1" office:value-type="string" calcext:value-type="string">
            <text:p>v(m/s)</text:p>
          </table:table-cell>
          <table:table-cell table:style-name="ce1" office:value-type="string" calcext:value-type="string">
            <text:p>km/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93a</text:p>
          </table:table-cell>
          <table:table-cell table:formula="of:=HEX2DEC([.B19])" office:value-type="float" office:value="2362" calcext:value-type="float">
            <text:p>2362</text:p>
          </table:table-cell>
          <table:table-cell office:value-type="float" office:value="273" calcext:value-type="float">
            <text:p>273</text:p>
          </table:table-cell>
          <table:table-cell table:style-name="ce3" table:formula="of:=[.C19]/[.D19]" office:value-type="float" office:value="8.65201465201465" calcext:value-type="float">
            <text:p>8.65</text:p>
          </table:table-cell>
          <table:table-cell table:formula="of:=([.D19]*[.$B$4])/60" office:value-type="float" office:value="9.86273925" calcext:value-type="float">
            <text:p>9.86273925</text:p>
          </table:table-cell>
          <table:table-cell table:formula="of:=[.F19]*3.6" office:value-type="float" office:value="35.5058613" calcext:value-type="float">
            <text:p>35.5058613</text:p>
          </table:table-cell>
          <table:table-cell table:formula="of:=[.G19]/2" office:value-type="float" office:value="17.75293065" calcext:value-type="float">
            <text:p>17.7529306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0cbe</text:p>
          </table:table-cell>
          <table:table-cell table:formula="of:=HEX2DEC([.B20])" office:value-type="float" office:value="3262" calcext:value-type="float">
            <text:p>3262</text:p>
          </table:table-cell>
          <table:table-cell office:value-type="float" office:value="382" calcext:value-type="float">
            <text:p>382</text:p>
          </table:table-cell>
          <table:table-cell table:style-name="ce3" table:formula="of:=[.C20]/[.D20]" office:value-type="float" office:value="8.53926701570681" calcext:value-type="float">
            <text:p>8.54</text:p>
          </table:table-cell>
          <table:table-cell table:formula="of:=([.D20]*[.$B$4])/60" office:value-type="float" office:value="13.8006095" calcext:value-type="float">
            <text:p>13.8006095</text:p>
          </table:table-cell>
          <table:table-cell table:formula="of:=[.F20]*3.6" office:value-type="float" office:value="49.6821942" calcext:value-type="float">
            <text:p>49.6821942</text:p>
          </table:table-cell>
          <table:table-cell table:formula="of:=[.G20]/2" office:value-type="float" office:value="24.8410971" calcext:value-type="float">
            <text:p>24.8410971</text:p>
          </table:table-cell>
          <table:table-cell/>
        </table:table-row>
        <table:table-row table:style-name="ro1">
          <table:table-cell/>
          <table:table-cell office:value-type="float" office:value="1185" calcext:value-type="float">
            <text:p>1185</text:p>
          </table:table-cell>
          <table:table-cell table:formula="of:=HEX2DEC([.B21])" office:value-type="float" office:value="4485" calcext:value-type="float">
            <text:p>4485</text:p>
          </table:table-cell>
          <table:table-cell office:value-type="float" office:value="520" calcext:value-type="float">
            <text:p>520</text:p>
          </table:table-cell>
          <table:table-cell table:style-name="ce3" table:formula="of:=[.C21]/[.D21]" office:value-type="float" office:value="8.625" calcext:value-type="float">
            <text:p>8.63</text:p>
          </table:table-cell>
          <table:table-cell table:formula="of:=([.D21]*[.$B$4])/60" office:value-type="float" office:value="18.78617" calcext:value-type="float">
            <text:p>18.78617</text:p>
          </table:table-cell>
          <table:table-cell table:formula="of:=[.F21]*3.6" office:value-type="float" office:value="67.630212" calcext:value-type="float">
            <text:p>67.630212</text:p>
          </table:table-cell>
          <table:table-cell table:formula="of:=[.G21]/2" office:value-type="float" office:value="33.815106" calcext:value-type="float">
            <text:p>33.815106</text:p>
          </table:table-cell>
          <table:table-cell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can(hex)</text:p>
          </table:table-cell>
          <table:table-cell table:style-name="ce1" office:value-type="string" calcext:value-type="string">
            <text:p>can(dec)</text:p>
          </table:table-cell>
          <table:table-cell table:style-name="ce1" office:value-type="string" calcext:value-type="string">
            <text:p>rpm</text:p>
          </table:table-cell>
          <table:table-cell office:value-type="string" calcext:value-type="string">
            <text:p>can(dec)/rpm</text:p>
          </table:table-cell>
          <table:table-cell table:style-name="ce1" office:value-type="string" calcext:value-type="string">
            <text:p>v(m/s)</text:p>
          </table:table-cell>
          <table:table-cell table:style-name="ce1" office:value-type="string" calcext:value-type="string">
            <text:p>km/h</text:p>
          </table:table-cell>
          <table:table-cell/>
          <table:table-cell office:value-type="string" calcext:value-type="string">
            <text:p>desouza_guidolini_constant</text:p>
          </table:table-cell>
        </table:table-row>
        <table:table-row table:style-name="ro1">
          <table:table-cell/>
          <table:table-cell office:value-type="string" calcext:value-type="string">
            <text:p>0a63</text:p>
          </table:table-cell>
          <table:table-cell table:formula="of:=HEX2DEC([.B25])" office:value-type="float" office:value="2659" calcext:value-type="float">
            <text:p>2659</text:p>
          </table:table-cell>
          <table:table-cell table:formula="of:=[.C25]/[.E25]" office:value-type="float" office:value="307.398843930636" calcext:value-type="float">
            <text:p>307.3988439306</text:p>
          </table:table-cell>
          <table:table-cell table:style-name="ce3" office:value-type="float" office:value="8.65" calcext:value-type="float">
            <text:p>8.65</text:p>
          </table:table-cell>
          <table:table-cell table:formula="of:=([.D25]*[.$B$4])/60" office:value-type="float" office:value="11.1054748843931" calcext:value-type="float">
            <text:p>11.1054748844</text:p>
          </table:table-cell>
          <table:table-cell table:formula="of:=[.F25]*3.6" office:value-type="float" office:value="39.979709583815" calcext:value-type="float">
            <text:p>39.9797095838</text:p>
          </table:table-cell>
          <table:table-cell table:formula="of:=[.G25]/2" office:value-type="float" office:value="19.9898547919075" calcext:value-type="float">
            <text:p>19.9898547919</text:p>
          </table:table-cell>
          <table:table-cell table:formula="of:=([.F25]/[.C25])/2" office:value-type="float" office:value="0.00208828034682081" calcext:value-type="float">
            <text:p>0.0020882803</text:p>
          </table:table-cell>
        </table:table-row>
        <table:table-row table:style-name="ro1">
          <table:table-cell/>
          <table:table-cell table:style-name="ce2" office:value-type="string" calcext:value-type="string">
            <text:p>0f70</text:p>
          </table:table-cell>
          <table:table-cell table:formula="of:=HEX2DEC([.B26])" office:value-type="float" office:value="3952" calcext:value-type="float">
            <text:p>3952</text:p>
          </table:table-cell>
          <table:table-cell table:formula="of:=[.C26]/[.E26]" office:value-type="float" office:value="456.878612716763" calcext:value-type="float">
            <text:p>456.8786127168</text:p>
          </table:table-cell>
          <table:table-cell table:style-name="ce3" office:value-type="float" office:value="8.65" calcext:value-type="float">
            <text:p>8.65</text:p>
          </table:table-cell>
          <table:table-cell table:formula="of:=([.D26]*[.$B$4])/60" office:value-type="float" office:value="16.5057678612717" calcext:value-type="float">
            <text:p>16.5057678613</text:p>
          </table:table-cell>
          <table:table-cell table:formula="of:=[.F26]*3.6" office:value-type="float" office:value="59.420764300578" calcext:value-type="float">
            <text:p>59.4207643006</text:p>
          </table:table-cell>
          <table:table-cell table:formula="of:=[.G26]/2" office:value-type="float" office:value="29.710382150289" calcext:value-type="float">
            <text:p>29.7103821503</text:p>
          </table:table-cell>
          <table:table-cell table:formula="of:=([.F26]/[.C26])/2" office:value-type="float" office:value="0.00208828034682081" calcext:value-type="float">
            <text:p>0.0020882803</text:p>
          </table:table-cell>
        </table:table-row>
        <table:table-row table:style-name="ro1">
          <table:table-cell/>
          <table:table-cell office:value-type="string" calcext:value-type="string">
            <text:p>149f</text:p>
          </table:table-cell>
          <table:table-cell table:formula="of:=HEX2DEC([.B27])" office:value-type="float" office:value="5279" calcext:value-type="float">
            <text:p>5279</text:p>
          </table:table-cell>
          <table:table-cell table:formula="of:=[.C27]/[.E27]" office:value-type="float" office:value="610.28901734104" calcext:value-type="float">
            <text:p>610.289017341</text:p>
          </table:table-cell>
          <table:table-cell table:style-name="ce3" office:value-type="float" office:value="8.65" calcext:value-type="float">
            <text:p>8.65</text:p>
          </table:table-cell>
          <table:table-cell table:formula="of:=([.D27]*[.$B$4])/60" office:value-type="float" office:value="22.0480639017341" calcext:value-type="float">
            <text:p>22.0480639017</text:p>
          </table:table-cell>
          <table:table-cell table:formula="of:=[.F27]*3.6" office:value-type="float" office:value="79.3730300462428" calcext:value-type="float">
            <text:p>79.3730300462</text:p>
          </table:table-cell>
          <table:table-cell table:formula="of:=[.G27]/2" office:value-type="float" office:value="39.6865150231214" calcext:value-type="float">
            <text:p>39.6865150231</text:p>
          </table:table-cell>
          <table:table-cell table:formula="of:=([.F27]/[.C27])/2" office:value-type="float" office:value="0.00208828034682081" calcext:value-type="float">
            <text:p>0.002088280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11:33:01.476513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8:24:28.574955268</meta:creation-date>
    <dc:date>2017-10-18T18:18:44.513391402</dc:date>
    <meta:editing-duration>PT44M29S</meta:editing-duration>
    <meta:editing-cycles>2</meta:editing-cycles>
    <meta:generator>LibreOffice/4.2.4.2$Linux_X86_64 LibreOffice_project/420m0$Build-2</meta:generator>
    <meta:document-statistic meta:table-count="2" meta:cell-count="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556cm" svg:height="10.336cm" xlink:href=".." xlink:type="simple" chart:class="chart:scatter" chart:style-name="ch1">
        <chart:legend chart:legend-position="end" svg:x="12.704cm" svg:y="4.869cm" style:legend-expansion="high" chart:style-name="ch2"/>
        <chart:plot-area chart:style-name="ch3" table:cell-range-address="Sheet1.C10:Sheet1.D13" svg:x="0.761cm" svg:y="0.959cm" svg:width="11.321cm" svg:height="8.751cm">
          <chartooo:coordinate-region svg:x="1.568cm" svg:y="1.159cm" svg:width="10.142cm" svg:height="7.90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0:Sheet1.D13" chart:class="chart:scatter">
            <chart:domain table:cell-range-address="Sheet1.C10:Sheet1.C13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93">
                <text:p>2493</text:p>
                <draw:g>
                  <svg:desc>Sheet1.C10:Sheet1.C13</svg:desc>
                </draw:g>
              </table:table-cell>
              <table:table-cell office:value-type="float" office:value="285">
                <text:p>285</text:p>
                <draw:g>
                  <svg:desc>Sheet1.D10:Sheet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34">
                <text:p>2534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68">
                <text:p>3668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14">
                <text:p>4714</text:p>
              </table:table-cell>
              <table:table-cell office:value-type="float" office:value="551">
                <text:p>5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